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T1" style:family="text">
      <style:text-properties officeooo:rsid="0018ec3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easons of the Year</text:span></text:h>
      <text:h text:style-name="Heading_20_4" text:outline-level="4"><text:span text:style-name="Strong_20_Emphasis">1. Spring (March </text:span><text:span text:style-name="Strong_20_Emphasis"><text:span text:style-name="T1">20th</text:span></text:span><text:span text:style-name="Strong_20_Emphasis"> – </text:span><text:span text:style-name="Strong_20_Emphasis"><text:span text:style-name="T1">June 20th</text:span></text:span><text:span text:style-name="Strong_20_Emphasis">)</text:span></text:h>
      <text:list text:style-name="L1">
        <text:list-item>
          <text:p text:style-name="P1"><text:span text:style-name="Strong_20_Emphasis">Weather:</text:span> Typically characterized by mild temperatures, longer days, and increased rainfall. Flowers bloom, and trees start to regrow leaves. </text:p>
        </text:list-item>
        <text:list-item>
          <text:p text:style-name="P1"><text:span text:style-name="Strong_20_Emphasis">Nature:</text:span> A time of renewal, with many plants and animals coming out of winter dormancy. Birds migrate, and animals give birth. </text:p>
        </text:list-item>
        <text:list-item>
          <text:p text:style-name="P1"><text:span text:style-name="Strong_20_Emphasis">Activities:</text:span> People often engage in outdoor activities like gardening, hiking, and enjoying festivals or holidays like Easter. </text:p>
        </text:list-item>
        <text:list-item>
          <text:p text:style-name="P2"><text:span text:style-name="Strong_20_Emphasis">Symbolism:</text:span> Spring symbolizes rebirth, growth, and new beginnings. </text:p>
        </text:list-item>
      </text:list>
      <text:h text:style-name="Heading_20_4" text:outline-level="4"><text:span text:style-name="Strong_20_Emphasis">2. Summer (June </text:span><text:span text:style-name="Strong_20_Emphasis"><text:span text:style-name="T1">20th</text:span></text:span><text:span text:style-name="Strong_20_Emphasis"> – </text:span><text:span text:style-name="Strong_20_Emphasis"><text:span text:style-name="T1">September 22nd</text:span></text:span><text:span text:style-name="Strong_20_Emphasis">)</text:span></text:h>
      <text:list text:style-name="L2">
        <text:list-item>
          <text:p text:style-name="P3"><text:span text:style-name="Strong_20_Emphasis">Weather:</text:span> Generally warm or hot, with longer days and shorter nights. The sun is higher in the sky, leading to more sunlight. </text:p>
        </text:list-item>
        <text:list-item>
          <text:p text:style-name="P3"><text:span text:style-name="Strong_20_Emphasis">Nature:</text:span> Trees are fully leafed out, and flowers and crops are in full bloom. Some areas experience dry conditions, while others may face thunderstorms or heatwaves. </text:p>
        </text:list-item>
        <text:list-item>
          <text:p text:style-name="P3"><text:span text:style-name="Strong_20_Emphasis">Activities:</text:span> Popular for vacations, outdoor sports, barbecues, beach trips, and enjoying festivals like Midsummer in some cultures. </text:p>
        </text:list-item>
        <text:list-item>
          <text:p text:style-name="P4"><text:span text:style-name="Strong_20_Emphasis">Symbolism:</text:span> Summer represents vitality, abundance, and energy, often associated with relaxation and holidays. </text:p>
        </text:list-item>
      </text:list>
      <text:h text:style-name="Heading_20_4" text:outline-level="4"><text:span text:style-name="Strong_20_Emphasis">3. Autumn (September </text:span><text:span text:style-name="Strong_20_Emphasis"><text:span text:style-name="T1">22nd</text:span></text:span><text:span text:style-name="Strong_20_Emphasis"> – </text:span><text:span text:style-name="Strong_20_Emphasis"><text:span text:style-name="T1">December 21st</text:span></text:span><text:span text:style-name="Strong_20_Emphasis">)</text:span></text:h>
      <text:list text:style-name="L3">
        <text:list-item>
          <text:p text:style-name="P5"><text:span text:style-name="Strong_20_Emphasis">Weather:</text:span> Temperatures begin to cool, and days shorten. There may be more rainfall, and the air becomes crisp and fresh. </text:p>
        </text:list-item>
        <text:list-item>
          <text:p text:style-name="P5"><text:span text:style-name="Strong_20_Emphasis">Nature:</text:span> Trees lose their leaves, which change colors to vibrant reds, yellows, and oranges. Harvesting time for many crops, such as apples and pumpkins. </text:p>
        </text:list-item>
        <text:list-item>
          <text:p text:style-name="P5"><text:span text:style-name="Strong_20_Emphasis">Activities:</text:span> People often enjoy autumn festivals, apple picking, hiking to view fall foliage, and preparing for winter. </text:p>
        </text:list-item>
        <text:list-item>
          <text:p text:style-name="P6"><text:span text:style-name="Strong_20_Emphasis">Symbolism:</text:span> Autumn is a time of reflection, preparation, and gratitude, symbolizing change and the cycle of life. </text:p>
        </text:list-item>
      </text:list>
      <text:h text:style-name="Heading_20_4" text:outline-level="4"><text:span text:style-name="Strong_20_Emphasis">4. Winter (December </text:span><text:span text:style-name="Strong_20_Emphasis"><text:span text:style-name="T1">21st</text:span></text:span><text:span text:style-name="Strong_20_Emphasis"> – </text:span><text:span text:style-name="Strong_20_Emphasis"><text:span text:style-name="T1">March 19th</text:span></text:span><text:span text:style-name="Strong_20_Emphasis">)</text:span></text:h>
      <text:list text:style-name="L4">
        <text:list-item>
          <text:p text:style-name="P7"><text:span text:style-name="Strong_20_Emphasis">Weather:</text:span> Cold temperatures, with the possibility of snow, ice, and frosty conditions in many regions. Shorter days and longer nights. </text:p>
        </text:list-item>
        <text:list-item>
          <text:p text:style-name="P7"><text:span text:style-name="Strong_20_Emphasis">Nature:</text:span> Many plants go dormant, and animals may hibernate or adapt to the cold. Snow-covered landscapes are common in certain regions. </text:p>
        </text:list-item>
        <text:list-item>
          <text:p text:style-name="P7"><text:span text:style-name="Strong_20_Emphasis">Activities:</text:span> Winter sports like skiing, ice skating, and snowboarding are popular. People also celebrate holidays like Christmas, Hanukkah, and New Year. </text:p>
        </text:list-item>
        <text:list-item>
          <text:p text:style-name="P8"><text:span text:style-name="Strong_20_Emphasis">Symbolism:</text:span> Winter symbolizes rest, reflection, and endurance, often associated with stillness, peace, and the promise of renewal with the coming spring. </text:p>
        </text:list-item>
      </text:list>
      <text:h text:style-name="Heading_20_4" text:outline-level="4"><text:soft-page-break/><text:span text:style-name="Strong_20_Emphasis">5. The Cycle of Seasons</text:span></text:h>
      <text:list text:style-name="L5">
        <text:list-item>
          <text:p text:style-name="P9"><text:span text:style-name="Strong_20_Emphasis">Equinoxes and Solstices:</text:span> The change of seasons is marked by key points in the Earth's orbit: </text:p>
          <text:list>
            <text:list-item>
              <text:p text:style-name="P9"><text:span text:style-name="Strong_20_Emphasis">Spring Equinox (March):</text:span> Equal day and night, marking the start of spring. </text:p>
            </text:list-item>
            <text:list-item>
              <text:p text:style-name="P9"><text:span text:style-name="Strong_20_Emphasis">Summer Solstice (June):</text:span> Longest day of the year, marking the start of summer. </text:p>
            </text:list-item>
            <text:list-item>
              <text:p text:style-name="P9"><text:span text:style-name="Strong_20_Emphasis">Autumn Equinox (September):</text:span> Equal day and night, marking the start of autumn. </text:p>
            </text:list-item>
            <text:list-item>
              <text:p text:style-name="P10"><text:span text:style-name="Strong_20_Emphasis">Winter Solstice (December):</text:span> Shortest day of the year, marking the start of winter. </text:p>
            </text:list-item>
          </text:list>
        </text:list-item>
      </text:list>
      <text:h text:style-name="Heading_20_4" text:outline-level="4"><text:span text:style-name="Strong_20_Emphasis">6. Seasonal Changes in Different Regions</text:span></text:h>
      <text:list text:style-name="L6">
        <text:list-item>
          <text:p text:style-name="P11"><text:span text:style-name="Strong_20_Emphasis">Tropical Regions:</text:span> In tropical climates, seasons are less defined by temperature but by wet and dry periods. </text:p>
        </text:list-item>
        <text:list-item>
          <text:p text:style-name="P11"><text:span text:style-name="Strong_20_Emphasis">Temperate Regions:</text:span> More distinct seasonal changes in temperature and daylight, with the four seasons clearly defined. </text:p>
        </text:list-item>
        <text:list-item>
          <text:p text:style-name="P12"><text:span text:style-name="Strong_20_Emphasis">Polar Regions:</text:span> Winter is long and dark, while summer is short and marked by 24-hour daylight in some areas. </text:p>
        </text:list-item>
      </text:list>
      <text:h text:style-name="Heading_20_4" text:outline-level="4"><text:span text:style-name="Strong_20_Emphasis">7. Impact of Seasons on Human Life</text:span></text:h>
      <text:list text:style-name="L7">
        <text:list-item>
          <text:p text:style-name="P13"><text:span text:style-name="Strong_20_Emphasis">Health:</text:span> Seasonal changes can affect mental and physical health, including Seasonal Affective Disorder (SAD) in the winter due to less sunlight. </text:p>
        </text:list-item>
        <text:list-item>
          <text:p text:style-name="P13"><text:span text:style-name="Strong_20_Emphasis">Agriculture:</text:span> Seasons determine planting and harvest times. Different crops are suited to different seasons, like strawberries in spring or pumpkins in autumn. </text:p>
        </text:list-item>
        <text:list-item>
          <text:p text:style-name="P14"><text:span text:style-name="Strong_20_Emphasis">Cultural Events:</text:span> Many cultures celebrate festivals and holidays tied to the seasons, such as Thanksgiving (autumn) or summer solstices. </text:p>
        </text:list-item>
      </text:list>
      <text:h text:style-name="Heading_20_4" text:outline-level="4"><text:span text:style-name="Strong_20_Emphasis">8. Climate Change and Seasons</text:span></text:h>
      <text:list text:style-name="L8">
        <text:list-item>
          <text:p text:style-name="P15"><text:span text:style-name="Strong_20_Emphasis">Global Warming:</text:span> Climate change is affecting seasonal patterns, leading to hotter summers, milder winters, and unpredictable weather events. </text:p>
        </text:list-item>
        <text:list-item>
          <text:p text:style-name="P16"><text:span text:style-name="Strong_20_Emphasis">Seasonal Shifts:</text:span> In some areas, seasons are shifting, with some regions experiencing longer summer periods and shorter winter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21:38.296833100</meta:creation-date>
    <dc:date>2025-03-18T20:25:41.068424100</dc:date>
    <meta:editing-duration>PT4M2S</meta:editing-duration>
    <meta:editing-cycles>1</meta:editing-cycles>
    <meta:document-statistic meta:table-count="0" meta:image-count="0" meta:object-count="0" meta:page-count="2" meta:paragraph-count="38" meta:word-count="600" meta:character-count="3841" meta:non-whitespace-character-count="3276"/>
    <meta:generator>LibreOffice/25.2.1.2$Windows_X86_64 LibreOffice_project/d3abf4aee5fd705e4a92bba33a32f40bc4e56f49</meta:generator>
  </office:meta>
</office:document-meta>
</file>